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Lineal</text:p>
          </table:table-cell>
          <table:table-cell office:value-type="float" office:value="19">
            <text:p>19</text:p>
          </table:table-cell>
          <table:table-cell office:value-type="float" office:value="19.1">
            <text:p>19,1</text:p>
          </table:table-cell>
          <table:table-cell office:value-type="float" office:value="19.2">
            <text:p>19,2</text:p>
          </table:table-cell>
          <table:table-cell office:value-type="float" office:value="19.5">
            <text:p>19,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9,5 Pixel = 1 mm</text:p>
          </table:table-cell>
        </table:table-row>
        <table:table-row table:style-name="ro1">
          <table:table-cell table:number-columns-repeated="4"/>
          <table:table-cell office:value-type="float" office:value="317">
            <text:p>317</text:p>
          </table:table-cell>
          <table:table-cell office:value-type="float" office:value="327">
            <text:p>327</text:p>
          </table:table-cell>
          <table:table-cell office:value-type="float" office:value="336">
            <text:p>336</text:p>
          </table:table-cell>
          <table:table-cell office:value-type="float" office:value="365">
            <text:p>365</text:p>
          </table:table-cell>
          <table:table-cell office:value-type="float" office:value="412">
            <text:p>41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Gitter 1</text:p>
          </table:table-cell>
          <table:table-cell office:value-type="string">
            <text:p>Gitter 2</text:p>
          </table:table-cell>
          <table:table-cell office:value-type="string">
            <text:p>Gitter 3</text:p>
          </table:table-cell>
          <table:table-cell office:value-type="string">
            <text:p>Gitter 4</text:p>
          </table:table-cell>
          <table:table-cell office:value-type="string">
            <text:p>Gitter 5</text:p>
          </table:table-cell>
          <table:table-cell office:value-type="string">
            <text:p>Gitter 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ximum</text:p>
          </table:table-cell>
          <table:table-cell office:value-type="string">
            <text:p>Pixel</text:p>
          </table:table-cell>
          <table:table-cell table:number-columns-repeated="8"/>
        </table:table-row>
        <table:table-row table:style-name="ro1">
          <table:table-cell/>
          <table:table-cell office:value-type="float" office:value="-2">
            <text:p>-2</text:p>
          </table:table-cell>
          <table:table-cell office:value-type="float" office:value="293">
            <text:p>293</text:p>
          </table:table-cell>
          <table:table-cell/>
          <table:table-cell office:value-type="float" office:value="295">
            <text:p>295</text:p>
          </table:table-cell>
          <table:table-cell office:value-type="float" office:value="282">
            <text:p>282</text:p>
          </table:table-cell>
          <table:table-cell office:value-type="float" office:value="234">
            <text:p>234</text:p>
          </table:table-cell>
          <table:table-cell office:value-type="float" office:value="329">
            <text:p>3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">
            <text:p>-1</text:p>
          </table:table-cell>
          <table:table-cell office:value-type="float" office:value="356">
            <text:p>356</text:p>
          </table:table-cell>
          <table:table-cell office:value-type="float" office:value="370">
            <text:p>370</text:p>
          </table:table-cell>
          <table:table-cell office:value-type="float" office:value="363">
            <text:p>363</text:p>
          </table:table-cell>
          <table:table-cell office:value-type="float" office:value="349">
            <text:p>349</text:p>
          </table:table-cell>
          <table:table-cell office:value-type="float" office:value="328">
            <text:p>328</text:p>
          </table:table-cell>
          <table:table-cell office:value-type="float" office:value="367">
            <text:p>3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table:number-columns-repeated="2" office:value-type="float" office:value="424">
            <text:p>424</text:p>
          </table:table-cell>
          <table:table-cell office:value-type="float" office:value="422">
            <text:p>422</text:p>
          </table:table-cell>
          <table:table-cell office:value-type="float" office:value="420">
            <text:p>420</text:p>
          </table:table-cell>
          <table:table-cell office:value-type="float" office:value="424">
            <text:p>4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69">
            <text:p>469</text:p>
          </table:table-cell>
          <table:table-cell office:value-type="float" office:value="475">
            <text:p>475</text:p>
          </table:table-cell>
          <table:table-cell office:value-type="float" office:value="489">
            <text:p>489</text:p>
          </table:table-cell>
          <table:table-cell office:value-type="float" office:value="493">
            <text:p>493</text:p>
          </table:table-cell>
          <table:table-cell office:value-type="float" office:value="512">
            <text:p>512</text:p>
          </table:table-cell>
          <table:table-cell office:value-type="float" office:value="475">
            <text:p>4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42">
            <text:p>542</text:p>
          </table:table-cell>
          <table:table-cell office:value-type="float" office:value="516">
            <text:p>516</text:p>
          </table:table-cell>
          <table:table-cell office:value-type="float" office:value="547">
            <text:p>547</text:p>
          </table:table-cell>
          <table:table-cell office:value-type="float" office:value="561">
            <text:p>561</text:p>
          </table:table-cell>
          <table:table-cell office:value-type="float" office:value="591">
            <text:p>591</text:p>
          </table:table-cell>
          <table:table-cell office:value-type="float" office:value="518">
            <text:p>5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bstände</text:p>
          </table:table-cell>
          <table:table-cell table:number-columns-repeated="9"/>
        </table:table-row>
        <table:table-row table:style-name="ro1">
          <table:table-cell/>
          <table:table-cell office:value-type="float" office:value="-2">
            <text:p>-2</text:p>
          </table:table-cell>
          <table:table-cell table:formula="of:=ABS([.C$9]-[.C7] )" office:value-type="float" office:value="122">
            <text:p>122</text:p>
          </table:table-cell>
          <table:table-cell table:formula="of:=ABS([.D$9]-[.D7] )" office:value-type="float" office:value="424">
            <text:p>424</text:p>
          </table:table-cell>
          <table:table-cell table:formula="of:=ABS([.E$9]-[.E7] )" office:value-type="float" office:value="129">
            <text:p>129</text:p>
          </table:table-cell>
          <table:table-cell table:formula="of:=ABS([.F$9]-[.F7] )" office:value-type="float" office:value="140">
            <text:p>140</text:p>
          </table:table-cell>
          <table:table-cell table:formula="of:=ABS([.G$9]-[.G7] )" office:value-type="float" office:value="186">
            <text:p>186</text:p>
          </table:table-cell>
          <table:table-cell table:formula="of:=ABS([.H$9]-[.H7] )" office:value-type="float" office:value="95">
            <text:p>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">
            <text:p>-1</text:p>
          </table:table-cell>
          <table:table-cell table:formula="of:=ABS([.C$9]-[.C8] )" office:value-type="float" office:value="59">
            <text:p>59</text:p>
          </table:table-cell>
          <table:table-cell table:formula="of:=ABS([.D$9]-[.D8] )" office:value-type="float" office:value="54">
            <text:p>54</text:p>
          </table:table-cell>
          <table:table-cell table:formula="of:=ABS([.E$9]-[.E8] )" office:value-type="float" office:value="61">
            <text:p>61</text:p>
          </table:table-cell>
          <table:table-cell table:formula="of:=ABS([.F$9]-[.F8] )" office:value-type="float" office:value="73">
            <text:p>73</text:p>
          </table:table-cell>
          <table:table-cell table:formula="of:=ABS([.G$9]-[.G8] )" office:value-type="float" office:value="92">
            <text:p>92</text:p>
          </table:table-cell>
          <table:table-cell table:formula="of:=ABS([.H$9]-[.H8] )" office:value-type="float" office:value="57">
            <text:p>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ABS([.C$9]-[.C9] )" office:value-type="float" office:value="0">
            <text:p>0</text:p>
          </table:table-cell>
          <table:table-cell table:formula="of:=ABS([.D$9]-[.D9] )" office:value-type="float" office:value="0">
            <text:p>0</text:p>
          </table:table-cell>
          <table:table-cell table:formula="of:=ABS([.E$9]-[.E9] )" office:value-type="float" office:value="0">
            <text:p>0</text:p>
          </table:table-cell>
          <table:table-cell table:formula="of:=ABS([.F$9]-[.F9] )" office:value-type="float" office:value="0">
            <text:p>0</text:p>
          </table:table-cell>
          <table:table-cell table:formula="of:=ABS([.G$9]-[.G9] )" office:value-type="float" office:value="0">
            <text:p>0</text:p>
          </table:table-cell>
          <table:table-cell table:formula="of:=ABS([.H$9]-[.H9] 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ABS([.C$9]-[.C10] )" office:value-type="float" office:value="54">
            <text:p>54</text:p>
          </table:table-cell>
          <table:table-cell table:formula="of:=ABS([.D$9]-[.D10] )" office:value-type="float" office:value="51">
            <text:p>51</text:p>
          </table:table-cell>
          <table:table-cell table:formula="of:=ABS([.E$9]-[.E10] )" office:value-type="float" office:value="65">
            <text:p>65</text:p>
          </table:table-cell>
          <table:table-cell table:formula="of:=ABS([.F$9]-[.F10] )" office:value-type="float" office:value="71">
            <text:p>71</text:p>
          </table:table-cell>
          <table:table-cell table:formula="of:=ABS([.G$9]-[.G10] )" office:value-type="float" office:value="92">
            <text:p>92</text:p>
          </table:table-cell>
          <table:table-cell table:formula="of:=ABS([.H$9]-[.H10] )" office:value-type="float" office:value="51">
            <text:p>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ABS([.C$9]-[.C11] )" office:value-type="float" office:value="127">
            <text:p>127</text:p>
          </table:table-cell>
          <table:table-cell table:formula="of:=ABS([.D$9]-[.D11] )" office:value-type="float" office:value="92">
            <text:p>92</text:p>
          </table:table-cell>
          <table:table-cell table:formula="of:=ABS([.E$9]-[.E11] )" office:value-type="float" office:value="123">
            <text:p>123</text:p>
          </table:table-cell>
          <table:table-cell table:formula="of:=ABS([.F$9]-[.F11] )" office:value-type="float" office:value="139">
            <text:p>139</text:p>
          </table:table-cell>
          <table:table-cell table:formula="of:=ABS([.G$9]-[.G11] )" office:value-type="float" office:value="171">
            <text:p>171</text:p>
          </table:table-cell>
          <table:table-cell table:formula="of:=ABS([.H$9]-[.H11] )" office:value-type="float" office:value="94">
            <text:p>9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 mm</text:p>
          </table:table-cell>
          <table:table-cell table:number-columns-repeated="9"/>
        </table:table-row>
        <table:table-row table:style-name="ro1">
          <table:table-cell/>
          <table:table-cell office:value-type="float" office:value="-2">
            <text:p>-2</text:p>
          </table:table-cell>
          <table:table-cell table:formula="of:=[.C13]/9.5" office:value-type="float" office:value="12.8421052631579">
            <text:p>12,8421052632</text:p>
          </table:table-cell>
          <table:table-cell table:formula="of:=[.D13]/9.5" office:value-type="float" office:value="44.6315789473684">
            <text:p>44,6315789474</text:p>
          </table:table-cell>
          <table:table-cell table:formula="of:=[.E13]/9.5" office:value-type="float" office:value="13.5789473684211">
            <text:p>13,5789473684</text:p>
          </table:table-cell>
          <table:table-cell table:formula="of:=[.F13]/9.5" office:value-type="float" office:value="14.7368421052632">
            <text:p>14,7368421053</text:p>
          </table:table-cell>
          <table:table-cell table:formula="of:=[.G13]/9.5" office:value-type="float" office:value="19.5789473684211">
            <text:p>19,5789473684</text:p>
          </table:table-cell>
          <table:table-cell table:formula="of:=[.H13]/9.5"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">
            <text:p>-1</text:p>
          </table:table-cell>
          <table:table-cell table:formula="of:=[.C14]/9.5" office:value-type="float" office:value="6.21052631578947">
            <text:p>6,2105263158</text:p>
          </table:table-cell>
          <table:table-cell table:formula="of:=[.D14]/9.5" office:value-type="float" office:value="5.68421052631579">
            <text:p>5,6842105263</text:p>
          </table:table-cell>
          <table:table-cell table:formula="of:=[.E14]/9.5" office:value-type="float" office:value="6.42105263157895">
            <text:p>6,4210526316</text:p>
          </table:table-cell>
          <table:table-cell table:formula="of:=[.F14]/9.5" office:value-type="float" office:value="7.68421052631579">
            <text:p>7,6842105263</text:p>
          </table:table-cell>
          <table:table-cell table:formula="of:=[.G14]/9.5" office:value-type="float" office:value="9.68421052631579">
            <text:p>9,6842105263</text:p>
          </table:table-cell>
          <table:table-cell table:formula="of:=[.H14]/9.5" office:value-type="float" office:value="6">
            <text:p>6</text:p>
          </table:table-cell>
          <table:table-cell/>
          <table:table-cell office:value-type="string">
            <text:p>Unsicherheit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C15]/9.5" office:value-type="float" office:value="0">
            <text:p>0</text:p>
          </table:table-cell>
          <table:table-cell table:formula="of:=[.D15]/9.5" office:value-type="float" office:value="0">
            <text:p>0</text:p>
          </table:table-cell>
          <table:table-cell table:formula="of:=[.E15]/9.5" office:value-type="float" office:value="0">
            <text:p>0</text:p>
          </table:table-cell>
          <table:table-cell table:formula="of:=[.F15]/9.5" office:value-type="float" office:value="0">
            <text:p>0</text:p>
          </table:table-cell>
          <table:table-cell table:formula="of:=[.G15]/9.5" office:value-type="float" office:value="0">
            <text:p>0</text:p>
          </table:table-cell>
          <table:table-cell table:formula="of:=[.H15]/9.5" office:value-type="float" office:value="0">
            <text:p>0</text:p>
          </table:table-cell>
          <table:table-cell/>
          <table:table-cell office:value-type="string">
            <text:p>1mm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16]/9.5" office:value-type="float" office:value="5.68421052631579">
            <text:p>5,6842105263</text:p>
          </table:table-cell>
          <table:table-cell table:formula="of:=[.D16]/9.5" office:value-type="float" office:value="5.36842105263158">
            <text:p>5,3684210526</text:p>
          </table:table-cell>
          <table:table-cell table:formula="of:=[.E16]/9.5" office:value-type="float" office:value="6.8421052631579">
            <text:p>6,8421052632</text:p>
          </table:table-cell>
          <table:table-cell table:formula="of:=[.F16]/9.5" office:value-type="float" office:value="7.47368421052632">
            <text:p>7,4736842105</text:p>
          </table:table-cell>
          <table:table-cell table:formula="of:=[.G16]/9.5" office:value-type="float" office:value="9.68421052631579">
            <text:p>9,6842105263</text:p>
          </table:table-cell>
          <table:table-cell table:formula="of:=[.H16]/9.5" office:value-type="float" office:value="5.36842105263158">
            <text:p>5,36842105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17]/9.5" office:value-type="float" office:value="13.3684210526316">
            <text:p>13,3684210526</text:p>
          </table:table-cell>
          <table:table-cell table:formula="of:=[.D17]/9.5" office:value-type="float" office:value="9.68421052631579">
            <text:p>9,6842105263</text:p>
          </table:table-cell>
          <table:table-cell table:formula="of:=[.E17]/9.5" office:value-type="float" office:value="12.9473684210526">
            <text:p>12,9473684211</text:p>
          </table:table-cell>
          <table:table-cell table:formula="of:=[.F17]/9.5" office:value-type="float" office:value="14.6315789473684">
            <text:p>14,6315789474</text:p>
          </table:table-cell>
          <table:table-cell table:formula="of:=[.G17]/9.5" office:value-type="float" office:value="18">
            <text:p>18</text:p>
          </table:table-cell>
          <table:table-cell table:formula="of:=[.H17]/9.5" office:value-type="float" office:value="9.89473684210526">
            <text:p>9,894736842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in(theta)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9]/3800" office:value-type="float" office:value="0.00337950138504155">
            <text:p>0,0033795014</text:p>
          </table:table-cell>
          <table:table-cell table:formula="of:=[.D19]/3800" office:value-type="float" office:value="0.0117451523545706">
            <text:p>0,0117451524</text:p>
          </table:table-cell>
          <table:table-cell table:formula="of:=[.E19]/3800" office:value-type="float" office:value="0.00357340720221607">
            <text:p>0,0035734072</text:p>
          </table:table-cell>
          <table:table-cell table:formula="of:=[.F19]/3800" office:value-type="float" office:value="0.0038781163434903">
            <text:p>0,0038781163</text:p>
          </table:table-cell>
          <table:table-cell table:formula="of:=[.G19]/3800" office:value-type="float" office:value="0.00515235457063712">
            <text:p>0,0051523546</text:p>
          </table:table-cell>
          <table:table-cell table:formula="of:=[.H19]/3800" office:value-type="float" office:value="0.00263157894736842">
            <text:p>0,0026315789</text:p>
          </table:table-cell>
          <table:table-cell/>
          <table:table-cell office:value-type="string">
            <text:p>Unsicherheit</text:p>
          </table:table-cell>
          <table:table-cell/>
        </table:table-row>
        <table:table-row table:style-name="ro1">
          <table:table-cell table:number-columns-repeated="2"/>
          <table:table-cell table:formula="of:=[.C20]/3800" office:value-type="float" office:value="0.00163434903047091">
            <text:p>0,001634349</text:p>
          </table:table-cell>
          <table:table-cell table:formula="of:=[.D20]/3800" office:value-type="float" office:value="0.00149584487534626">
            <text:p>0,0014958449</text:p>
          </table:table-cell>
          <table:table-cell table:formula="of:=[.E20]/3800" office:value-type="float" office:value="0.00168975069252078">
            <text:p>0,0016897507</text:p>
          </table:table-cell>
          <table:table-cell table:formula="of:=[.F20]/3800" office:value-type="float" office:value="0.00202216066481994">
            <text:p>0,0020221607</text:p>
          </table:table-cell>
          <table:table-cell table:formula="of:=[.G20]/3800" office:value-type="float" office:value="0.00254847645429363">
            <text:p>0,0025484765</text:p>
          </table:table-cell>
          <table:table-cell table:formula="of:=[.H20]/3800" office:value-type="float" office:value="0.00157894736842105">
            <text:p>0,0015789474</text:p>
          </table:table-cell>
          <table:table-cell/>
          <table:table-cell table:formula="of:=1/3800" office:value-type="float" office:value="0.000263157894736842">
            <text:p>0,0002631579</text:p>
          </table:table-cell>
          <table:table-cell/>
        </table:table-row>
        <table:table-row table:style-name="ro1">
          <table:table-cell table:number-columns-repeated="2"/>
          <table:table-cell table:formula="of:=[.C21]/3800" office:value-type="float" office:value="0">
            <text:p>0</text:p>
          </table:table-cell>
          <table:table-cell table:formula="of:=[.D21]/3800" office:value-type="float" office:value="0">
            <text:p>0</text:p>
          </table:table-cell>
          <table:table-cell table:formula="of:=[.E21]/3800" office:value-type="float" office:value="0">
            <text:p>0</text:p>
          </table:table-cell>
          <table:table-cell table:formula="of:=[.F21]/3800" office:value-type="float" office:value="0">
            <text:p>0</text:p>
          </table:table-cell>
          <table:table-cell table:formula="of:=[.G21]/3800" office:value-type="float" office:value="0">
            <text:p>0</text:p>
          </table:table-cell>
          <table:table-cell table:formula="of:=[.H21]/3800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2]/3800" office:value-type="float" office:value="0.00149584487534626">
            <text:p>0,0014958449</text:p>
          </table:table-cell>
          <table:table-cell table:formula="of:=[.D22]/3800" office:value-type="float" office:value="0.00141274238227147">
            <text:p>0,0014127424</text:p>
          </table:table-cell>
          <table:table-cell table:formula="of:=[.E22]/3800" office:value-type="float" office:value="0.0018005540166205">
            <text:p>0,001800554</text:p>
          </table:table-cell>
          <table:table-cell table:formula="of:=[.F22]/3800" office:value-type="float" office:value="0.00196675900277008">
            <text:p>0,001966759</text:p>
          </table:table-cell>
          <table:table-cell table:formula="of:=[.G22]/3800" office:value-type="float" office:value="0.00254847645429363">
            <text:p>0,0025484765</text:p>
          </table:table-cell>
          <table:table-cell table:formula="of:=[.H22]/3800" office:value-type="float" office:value="0.00141274238227147">
            <text:p>0,00141274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]/3800" office:value-type="float" office:value="0.0035180055401662">
            <text:p>0,0035180055</text:p>
          </table:table-cell>
          <table:table-cell table:formula="of:=[.D23]/3800" office:value-type="float" office:value="0.00254847645429363">
            <text:p>0,0025484765</text:p>
          </table:table-cell>
          <table:table-cell table:formula="of:=[.E23]/3800" office:value-type="float" office:value="0.00340720221606648">
            <text:p>0,0034072022</text:p>
          </table:table-cell>
          <table:table-cell table:formula="of:=[.F23]/3800" office:value-type="float" office:value="0.00385041551246537">
            <text:p>0,0038504155</text:p>
          </table:table-cell>
          <table:table-cell table:formula="of:=[.G23]/3800" office:value-type="float" office:value="0.00473684210526316">
            <text:p>0,0047368421</text:p>
          </table:table-cell>
          <table:table-cell table:formula="of:=[.H23]/3800" office:value-type="float" office:value="0.00260387811634349">
            <text:p>0,002603878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itterkonstante</text:p>
          </table:table-cell>
          <table:table-cell table:number-columns-repeated="9"/>
        </table:table-row>
        <table:table-row table:style-name="ro2">
          <table:table-cell table:number-columns-repeated="2"/>
          <table:table-cell table:formula="of:=633*10^(-6)*2/[.C25]" office:value-type="float" office:value="0.374611475409836">
            <text:p>0,3746114754</text:p>
          </table:table-cell>
          <table:table-cell/>
          <table:table-cell table:formula="of:=633*10^(-6)*2/[.E25]" office:value-type="float" office:value="0.354283720930233">
            <text:p>0,3542837209</text:p>
          </table:table-cell>
          <table:table-cell table:formula="of:=633*10^(-6)*2/[.F25]" office:value-type="float" office:value="0.326447142857143">
            <text:p>0,3264471429</text:p>
          </table:table-cell>
          <table:table-cell table:formula="of:=633*10^(-6)*2/[.G25]" office:value-type="float" office:value="0.245712903225806">
            <text:p>0,2457129032</text:p>
          </table:table-cell>
          <table:table-cell table:formula="of:=633*10^(-6)*2/[.H25]" office:value-type="float" office:value="0.48108">
            <text:p>0,48108</text:p>
          </table:table-cell>
          <table:table-cell/>
          <table:table-cell office:value-type="string">
            <text:p>Unsicherheit sin</text:p>
          </table:table-cell>
          <table:table-cell/>
        </table:table-row>
        <table:table-row table:style-name="ro1">
          <table:table-cell table:number-columns-repeated="2"/>
          <table:table-cell table:formula="of:=633*10^(-6)*1/[.C26]" office:value-type="float" office:value="0.387310169491525">
            <text:p>0,3873101695</text:p>
          </table:table-cell>
          <table:table-cell table:formula="of:=633*10^(-6)*1/[.D26]" office:value-type="float" office:value="0.423172222222222">
            <text:p>0,4231722222</text:p>
          </table:table-cell>
          <table:table-cell table:formula="of:=633*10^(-6)*1/[.E26]" office:value-type="float" office:value="0.374611475409836">
            <text:p>0,3746114754</text:p>
          </table:table-cell>
          <table:table-cell table:formula="of:=633*10^(-6)*1/[.F26]" office:value-type="float" office:value="0.313031506849315">
            <text:p>0,3130315068</text:p>
          </table:table-cell>
          <table:table-cell table:formula="of:=633*10^(-6)*1/[.G26]" office:value-type="float" office:value="0.248383695652174">
            <text:p>0,2483836957</text:p>
          </table:table-cell>
          <table:table-cell table:formula="of:=633*10^(-6)*1/[.H26]" office:value-type="float" office:value="0.4009">
            <text:p>0,4009</text:p>
          </table:table-cell>
          <table:table-cell/>
          <table:table-cell table:formula="of:=[.J26]*633*10^(-6)*2/[.F25]^2" office:value-type="float" office:value="0.0221517704081633">
            <text:p>0,0221517704</text:p>
          </table:table-cell>
          <table:table-cell office:value-type="string">
            <text:p>*2</text:p>
          </table:table-cell>
        </table:table-row>
        <table:table-row table:style-name="ro1">
          <table:table-cell table:number-columns-repeated="9"/>
          <table:table-cell table:formula="of:=[.J26]*633*10^(-6)*1/[.F25]^2" office:value-type="float" office:value="0.0110758852040816">
            <text:p>0,0110758852</text:p>
          </table:table-cell>
          <table:table-cell office:value-type="string">
            <text:p>*1</text:p>
          </table:table-cell>
        </table:table-row>
        <table:table-row table:style-name="ro1">
          <table:table-cell table:number-columns-repeated="2"/>
          <table:table-cell table:formula="of:=633*10^(-6)*1/[.C28]" office:value-type="float" office:value="0.423172222222222">
            <text:p>0,4231722222</text:p>
          </table:table-cell>
          <table:table-cell table:formula="of:=633*10^(-6)*1/[.D28]" office:value-type="float" office:value="0.448064705882353">
            <text:p>0,4480647059</text:p>
          </table:table-cell>
          <table:table-cell table:formula="of:=633*10^(-6)*1/[.E28]" office:value-type="float" office:value="0.351558461538462">
            <text:p>0,3515584615</text:p>
          </table:table-cell>
          <table:table-cell table:formula="of:=633*10^(-6)*1/[.F28]" office:value-type="float" office:value="0.321849295774648">
            <text:p>0,3218492958</text:p>
          </table:table-cell>
          <table:table-cell table:formula="of:=633*10^(-6)*1/[.G28]" office:value-type="float" office:value="0.248383695652174">
            <text:p>0,2483836957</text:p>
          </table:table-cell>
          <table:table-cell table:formula="of:=633*10^(-6)*1/[.H28]" office:value-type="float" office:value="0.448064705882353">
            <text:p>0,4480647059</text:p>
          </table:table-cell>
          <table:table-cell/>
          <table:table-cell table:formula="of:=AVERAGE([.J32:.J33])" office:value-type="float" office:value="0.0166138278061224">
            <text:p>0,0166138278</text:p>
          </table:table-cell>
          <table:table-cell office:value-type="string">
            <text:p>Mittelwert</text:p>
          </table:table-cell>
        </table:table-row>
        <table:table-row table:style-name="ro1">
          <table:table-cell table:number-columns-repeated="2"/>
          <table:table-cell table:formula="of:=633*10^(-6)*2/[.C29]" office:value-type="float" office:value="0.359862992125984">
            <text:p>0,3598629921</text:p>
          </table:table-cell>
          <table:table-cell table:formula="of:=633*10^(-6)*2/[.D29]" office:value-type="float" office:value="0.496767391304348">
            <text:p>0,4967673913</text:p>
          </table:table-cell>
          <table:table-cell table:formula="of:=633*10^(-6)*2/[.E29]" office:value-type="float" office:value="0.371565853658537">
            <text:p>0,3715658537</text:p>
          </table:table-cell>
          <table:table-cell table:formula="of:=633*10^(-6)*2/[.F29]" office:value-type="float" office:value="0.328795683453237">
            <text:p>0,3287956835</text:p>
          </table:table-cell>
          <table:table-cell table:formula="of:=633*10^(-6)*2/[.G29]" office:value-type="float" office:value="0.267266666666667">
            <text:p>0,2672666667</text:p>
          </table:table-cell>
          <table:table-cell table:formula="of:=633*10^(-6)*2/[.H29]" office:value-type="float" office:value="0.486197872340425">
            <text:p>0,48619787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ittelwert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AVERAGE([.C31:.C35])" office:value-type="float" office:value="0.386239214812392">
            <text:p>0,3862392148</text:p>
          </table:table-cell>
          <table:table-cell table:formula="of:=AVERAGE([.D31:.D35])" office:value-type="float" office:value="0.456001439802974">
            <text:p>0,4560014398</text:p>
          </table:table-cell>
          <table:table-cell table:formula="of:=AVERAGE([.E31:.E35])" office:value-type="float" office:value="0.363004877884267">
            <text:p>0,3630048779</text:p>
          </table:table-cell>
          <table:table-cell table:formula="of:=AVERAGE([.F31:.F35])" office:value-type="float" office:value="0.322530907233586">
            <text:p>0,3225309072</text:p>
          </table:table-cell>
          <table:table-cell table:formula="of:=AVERAGE([.G31:.G35])" office:value-type="float" office:value="0.252436740299205">
            <text:p>0,2524367403</text:p>
          </table:table-cell>
          <table:table-cell table:formula="of:=AVERAGE([.H31:.H35])" office:value-type="float" office:value="0.454060644555695">
            <text:p>0,4540606446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9">19.05.2019</text:date>, <text:time>23:35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21:46:21.64</meta:creation-date>
    <dc:date>2019-05-19T23:35:24.34</dc:date>
    <meta:editing-duration>PT1H18M4S</meta:editing-duration>
    <meta:editing-cycles>2</meta:editing-cycles>
    <meta:generator>OpenOffice/4.1.2$Win32 OpenOffice.org_project/412m3$Build-9782</meta:generator>
    <meta:document-statistic meta:table-count="3" meta:cell-count="200" meta:object-count="0"/>
  </office:meta>
</office:document-meta>
</file>